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8pt" fo:font-weight="bold" officeooo:rsid="024bec50" officeooo:paragraph-rsid="024bec50" style:font-size-asian="18pt" style:font-weight-asian="bold" style:font-size-complex="18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70d7a99"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officeooo:paragraph-rsid="074cc7ae"/>
    </style:style>
    <style:style style:name="P14"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121cf3"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officeooo:paragraph-rsid="074cc7ae"/>
    </style:style>
    <style:style style:name="P17"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60d58b6" style:font-style-asian="normal" style:font-weight-asian="normal" style:font-style-complex="normal" style:font-weight-complex="normal"/>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210182" style:font-style-asian="normal" style:font-weight-asian="normal" style:font-style-complex="normal" style:font-weight-complex="normal"/>
    </style:style>
    <style:style style:name="P19"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7402440"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78c700" style:font-style-asian="normal" style:font-weight-asian="normal" style:font-style-complex="normal" style:font-weight-complex="normal"/>
    </style:style>
    <style:style style:name="P2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8c3d92" style:font-style-asian="normal" style:font-weight-asian="normal" style:font-style-complex="normal" style:font-weight-complex="normal"/>
    </style:style>
    <style:style style:name="P23"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8c8908" style:font-style-asian="normal" style:font-weight-asian="normal" style:font-style-complex="normal" style:font-weight-complex="normal"/>
    </style:style>
    <style:style style:name="P24"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9869d0" style:font-style-asian="normal" style:font-weight-asian="normal" style:font-style-complex="normal" style:font-weight-complex="normal"/>
    </style:style>
    <style:style style:name="P25"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23e116" style:font-style-asian="normal" style:font-weight-asian="normal" style:font-style-complex="normal"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officeooo:paragraph-rsid="074cc7ae"/>
    </style:style>
    <style:style style:name="P27" style:family="paragraph" style:parent-style-name="Standard">
      <style:paragraph-properties fo:margin-top="0cm" fo:margin-bottom="0cm" loext:contextual-spacing="false" fo:line-height="100%" fo:text-align="start" style:justify-single-word="false"/>
      <style:text-properties fo:font-weight="bold" officeooo:rsid="07a5df64" officeooo:paragraph-rsid="07a5df64" style:font-weight-asian="bold" style:font-weight-complex="bold"/>
    </style:style>
    <style:style style:name="P28" style:family="paragraph" style:parent-style-name="Standard">
      <style:paragraph-properties fo:margin-top="0cm" fo:margin-bottom="0cm" loext:contextual-spacing="false" fo:line-height="100%" fo:text-align="start" style:justify-single-word="false"/>
      <style:text-properties fo:font-style="normal" fo:font-weight="normal" officeooo:rsid="0618191e" officeooo:paragraph-rsid="07ac3c0b" style:font-style-asian="normal" style:font-weight-asian="normal" style:font-style-complex="normal"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fo:font-style="normal" fo:font-weight="normal" officeooo:rsid="07a5df64" officeooo:paragraph-rsid="07a5df64" style:font-style-asian="normal" style:font-weight-asian="normal" style:font-style-complex="normal" style:font-weight-complex="normal"/>
    </style:style>
    <style:style style:name="P30" style:family="paragraph" style:parent-style-name="Standard">
      <style:paragraph-properties fo:margin-top="0cm" fo:margin-bottom="0cm" loext:contextual-spacing="false" fo:line-height="100%" fo:text-align="start" style:justify-single-word="false"/>
      <style:text-properties fo:font-style="normal" fo:font-weight="bold" officeooo:rsid="07a5df64" officeooo:paragraph-rsid="07a5df64" style:font-style-asian="normal" style:font-weight-asian="bold" style:font-style-complex="normal" style:font-weight-complex="bold"/>
    </style:style>
    <style:style style:name="P3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3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33" style:family="paragraph" style:parent-style-name="Heading_20_1">
      <style:paragraph-properties fo:margin-top="0cm" fo:margin-bottom="0cm" loext:contextual-spacing="false" fo:line-height="100%" fo:text-align="center" style:justify-single-word="false" fo:orphans="0" fo:widows="0" fo:break-before="page"/>
      <style:text-properties fo:font-size="16pt" fo:language="es" fo:country="CO" fo:font-style="normal" fo:font-weight="bold" officeooo:rsid="0618191e" officeooo:paragraph-rsid="07121cf3" style:font-size-asian="16pt" style:font-style-asian="normal" style:font-weight-asian="bold" style:font-size-complex="16pt" style:font-style-complex="normal" style:font-weight-complex="bold"/>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720fa50" style:font-style-asian="italic" style:font-style-complex="italic"/>
    </style:style>
    <style:style style:name="T4" style:family="text">
      <style:text-properties fo:font-style="italic" officeooo:rsid="0735b2af" style:font-style-asian="italic" style:font-style-complex="italic"/>
    </style:style>
    <style:style style:name="T5" style:family="text">
      <style:text-properties fo:font-style="italic" officeooo:rsid="0778c700" style:font-style-asian="italic" style:font-style-complex="italic"/>
    </style:style>
    <style:style style:name="T6" style:family="text">
      <style:text-properties fo:font-style="italic" officeooo:rsid="0743a188" style:font-style-asian="italic" style:font-style-complex="italic"/>
    </style:style>
    <style:style style:name="T7" style:family="text">
      <style:text-properties fo:font-style="italic" fo:font-weight="normal" officeooo:rsid="0743a188" style:font-style-asian="italic" style:font-weight-asian="normal" style:font-style-complex="italic" style:font-weight-complex="normal"/>
    </style:style>
    <style:style style:name="T8" style:family="text">
      <style:text-properties fo:font-style="italic" fo:font-weight="normal" officeooo:rsid="0720fa50" style:font-style-asian="italic" style:font-weight-asian="normal" style:font-style-complex="italic" style:font-weight-complex="normal"/>
    </style:style>
    <style:style style:name="T9" style:family="text">
      <style:text-properties fo:font-style="italic" fo:font-weight="normal" officeooo:rsid="0618191e" style:font-style-asian="italic" style:font-weight-asian="normal" style:font-style-complex="italic" style:font-weight-complex="normal"/>
    </style:style>
    <style:style style:name="T10" style:family="text">
      <style:text-properties fo:font-style="italic" fo:font-weight="bold" officeooo:rsid="074eb2cc" style:font-style-asian="italic" style:font-weight-asian="bold" style:font-style-complex="italic" style:font-weight-complex="bold"/>
    </style:style>
    <style:style style:name="T11" style:family="text">
      <style:text-properties fo:font-style="italic" fo:font-weight="bold" officeooo:rsid="0778c700" style:font-style-asian="italic" style:font-weight-asian="bold" style:font-style-complex="italic" style:font-weight-complex="bold"/>
    </style:style>
    <style:style style:name="T12" style:family="text">
      <style:text-properties officeooo:rsid="070d7a99"/>
    </style:style>
    <style:style style:name="T13" style:family="text">
      <style:text-properties officeooo:rsid="07168d8b"/>
    </style:style>
    <style:style style:name="T14" style:family="text">
      <style:text-properties officeooo:rsid="07178189"/>
    </style:style>
    <style:style style:name="T15" style:family="text">
      <style:text-properties officeooo:rsid="071ccc0a"/>
    </style:style>
    <style:style style:name="T16" style:family="text">
      <style:text-properties officeooo:rsid="071e0b04"/>
    </style:style>
    <style:style style:name="T17" style:family="text">
      <style:text-properties officeooo:rsid="0723e116"/>
    </style:style>
    <style:style style:name="T18" style:family="text">
      <style:text-properties officeooo:rsid="0731a9d8"/>
    </style:style>
    <style:style style:name="T19" style:family="text">
      <style:text-properties officeooo:rsid="073309ab"/>
    </style:style>
    <style:style style:name="T20" style:family="text">
      <style:text-properties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21" style:family="text">
      <style:text-properties fo:font-size="12pt" fo:language="es" fo:country="CO" fo:font-style="normal" fo:font-weight="normal" officeooo:rsid="0738dea1" style:font-size-asian="12pt" style:font-style-asian="normal" style:font-weight-asian="normal" style:font-size-complex="12pt" style:font-style-complex="normal" style:font-weight-complex="normal"/>
    </style:style>
    <style:style style:name="T22" style:family="text">
      <style:text-properties fo:font-size="12pt" fo:language="es" fo:country="CO" fo:font-style="normal" fo:font-weight="normal" officeooo:rsid="0735b2af" style:font-size-asian="12pt" style:font-style-asian="normal" style:font-weight-asian="normal" style:font-size-complex="12pt" style:font-style-complex="normal" style:font-weight-complex="normal"/>
    </style:style>
    <style:style style:name="T23" style:family="text">
      <style:text-properties fo:font-size="12pt" fo:language="es" fo:country="CO" fo:font-style="normal" fo:font-weight="normal" officeooo:rsid="074b40a6" style:font-size-asian="12pt" style:font-style-asian="normal" style:font-weight-asian="normal" style:font-size-complex="12pt" style:font-style-complex="normal" style:font-weight-complex="normal"/>
    </style:style>
    <style:style style:name="T24" style:family="text">
      <style:text-properties fo:font-size="12pt" fo:language="es" fo:country="CO" style:font-size-asian="12pt" style:font-size-complex="12pt"/>
    </style:style>
    <style:style style:name="T25" style:family="text">
      <style:text-properties fo:font-size="12pt" fo:language="es" fo:country="CO" officeooo:rsid="0738dea1" style:font-size-asian="12pt" style:font-size-complex="12pt"/>
    </style:style>
    <style:style style:name="T26" style:family="text">
      <style:text-properties fo:font-size="12pt" fo:language="es" fo:country="CO" officeooo:rsid="074b40a6" style:font-size-asian="12pt" style:font-size-complex="12pt"/>
    </style:style>
    <style:style style:name="T27" style:family="text">
      <style:text-properties fo:font-size="12pt" fo:language="es" fo:country="CO" officeooo:rsid="0735b2af" style:font-size-asian="12pt" style:font-size-complex="12pt"/>
    </style:style>
    <style:style style:name="T28" style:family="text">
      <style:text-properties fo:font-size="12pt" fo:language="es" fo:country="CO" officeooo:rsid="07a8c415" style:font-size-asian="12pt" style:font-size-complex="12pt"/>
    </style:style>
    <style:style style:name="T29" style:family="text">
      <style:text-properties fo:font-size="12pt" fo:language="es" fo:country="CO" officeooo:rsid="07ab40dd" style:font-size-asian="12pt" style:font-size-complex="12pt"/>
    </style:style>
    <style:style style:name="T30" style:family="text">
      <style:text-properties officeooo:rsid="0735b2af"/>
    </style:style>
    <style:style style:name="T31" style:family="text">
      <style:text-properties officeooo:rsid="073669ea"/>
    </style:style>
    <style:style style:name="T32" style:family="text">
      <style:text-properties officeooo:rsid="0738dea1"/>
    </style:style>
    <style:style style:name="T33" style:family="text">
      <style:text-properties officeooo:rsid="073cc172"/>
    </style:style>
    <style:style style:name="T34" style:family="text">
      <style:text-properties fo:font-style="normal" fo:font-weight="normal" officeooo:rsid="0742128f" style:font-style-asian="normal" style:font-weight-asian="normal" style:font-style-complex="normal" style:font-weight-complex="normal"/>
    </style:style>
    <style:style style:name="T35" style:family="text">
      <style:text-properties fo:font-style="normal" fo:font-weight="normal" officeooo:rsid="0743a188" style:font-style-asian="normal" style:font-weight-asian="normal" style:font-style-complex="normal" style:font-weight-complex="normal"/>
    </style:style>
    <style:style style:name="T36" style:family="text">
      <style:text-properties fo:font-style="normal" fo:font-weight="normal" officeooo:rsid="0618191e"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742128f" style:font-style-asian="normal" style:font-style-complex="normal"/>
    </style:style>
    <style:style style:name="T39" style:family="text">
      <style:text-properties officeooo:rsid="074eb2cc"/>
    </style:style>
    <style:style style:name="T40" style:family="text">
      <style:text-properties fo:language="en" fo:country="US" fo:font-style="italic" officeooo:rsid="071ccc0a" style:font-style-asian="italic" style:font-style-complex="italic"/>
    </style:style>
    <style:style style:name="T41" style:family="text">
      <style:text-properties fo:language="en" fo:country="US" fo:font-style="italic" officeooo:rsid="074eb2cc" style:font-style-asian="italic" style:font-style-complex="italic"/>
    </style:style>
    <style:style style:name="T42" style:family="text">
      <style:text-properties officeooo:rsid="0778c700"/>
    </style:style>
    <style:style style:name="T43" style:family="text">
      <style:text-properties officeooo:rsid="078590ae"/>
    </style:style>
    <style:style style:name="T44" style:family="text">
      <style:text-properties officeooo:rsid="07867db7"/>
    </style:style>
    <style:style style:name="T45" style:family="text">
      <style:text-properties officeooo:rsid="07a7d658"/>
    </style:style>
    <style:style style:name="T46" style:family="text">
      <style:text-properties officeooo:rsid="07a8c415"/>
    </style:style>
    <style:style style:name="T47" style:family="text">
      <style:text-properties officeooo:rsid="0742128f"/>
    </style:style>
    <style:style style:name="T48" style:family="text">
      <style:text-properties officeooo:rsid="0743a188"/>
    </style:style>
    <style:style style:name="T49" style:family="text">
      <style:text-properties officeooo:rsid="07adc000"/>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
            <text:p text:style-name="P1"/>
            <text:p text:style-name="P12">Informe sobre</text:p>
            <text:p text:style-name="P11">G<text:span text:style-name="T33">it</text:span> y GitHub</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1"/>
            <text:p text:style-name="P1"/>
            <text:p text:style-name="P8">Profesor</text:p>
            <text:p text:style-name="P7">Róbinson Coronado García</text:p>
            <text:p text:style-name="P2"/>
            <text:p text:style-name="P2"/>
            <text:p text:style-name="P1"/>
            <text:p text:style-name="P1"/>
            <text:p text:style-name="P8">Alumno</text:p>
            <text:p text:style-name="P3">Oscar Darío Botero Vargas</text:p>
            <text:p text:style-name="P3">C.C. 71’764,308</text:p>
            <text:p text:style-name="P4"/>
            <text:p text:style-name="P4"/>
            <text:p text:style-name="P4"/>
            <text:p text:style-name="P4"/>
            <text:p text:style-name="P4"/>
            <text:p text:style-name="P2">Universidad de Antioquia</text:p>
            <text:p text:style-name="P5">Curso de Fundamentos de Sistemas de Información</text:p>
            <text:p text:style-name="P6">Medellín</text:p>
            <text:p text:style-name="P6"><text:span text:style-name="T12">Septiembre </text:span>20<text:span text:style-name="T1">20</text:span></text:p>
          </text:section>
        </draw:text-box>
      </draw:frame>
      <text:p text:style-name="P13"><text:span text:style-name="T34"/></text:p>
      <text:p text:style-name="P27"><text:soft-page-break/><text:span text:style-name="T38">G</text:span><text:span text:style-name="T37">it</text:span></text:p>
      <text:p text:style-name="P13"><text:span text:style-name="T34">Según la introducción </text:span><text:span text:style-name="T35">del libro </text:span><text:span text:style-name="T7">Pro Git</text:span><text:span text:style-name="T35"> (</text:span><text:span text:style-name="T20">Chacon</text:span><text:span text:style-name="T21"> </text:span><text:span text:style-name="T23">y </text:span><text:span text:style-name="T20">Straub, </text:span><text:span text:style-name="T22">sin fecha</text:span><text:span text:style-name="T35">):</text:span></text:p>
      <text:p text:style-name="P16"><text:span text:style-name="T36">GIT es un </text:span><text:span text:style-name="T8">Sistema C</text:span><text:span text:style-name="T9">ontrolador de </text:span><text:span text:style-name="T8">V</text:span><text:span text:style-name="T9">ersiones</text:span><text:span text:style-name="T36">.</text:span></text:p>
      <text:p text:style-name="P17"/>
      <text:p text:style-name="P18">Un <text:span text:style-name="T3">Sistema C</text:span><text:span text:style-name="T2">ontrolador de </text:span><text:span text:style-name="T3">V</text:span><text:span text:style-name="T2">ersiones</text:span> <text:span text:style-name="T15">(SCV o VCS, del inglés </text:span><text:span text:style-name="T40">Version Control System</text:span><text:span text:style-name="T15">) </text:span>es un sistema que registra los cambios <text:span text:style-name="T16">hechos </text:span>a un archivo o <text:span text:style-name="T14">a un </text:span>conjunto de archivos a lo largo del tiempo de tal modo que uno puede recuperar versi<text:span text:style-name="T13">o</text:span>nes específicas posteriormente.</text:p>
      <text:p text:style-name="P18"/>
      <text:p text:style-name="P22"><text:span text:style-name="T17">Un </text:span><text:span text:style-name="T3">Sistema C</text:span><text:span text:style-name="T2">ontrolador de </text:span><text:span text:style-name="T3">V</text:span><text:span text:style-name="T2">ersiones</text:span><text:span text:style-name="T17"> (VCS) nos permite revertir archivos seleccionados a un estado previo, revertir el proyecto entero a un estado previo, comparar cambios a lo largo del tiempo, ver quien modificó, por última vez, algo que podría estar causando problemas, quien introdujo un problema y cuando, y más. </text:span>El uso de un VCS también significa, generalmente, que si <text:span text:style-name="T18">usted </text:span>arruina las cosas o pierde archivos, puede recuperarlos fácilmente. Además, <text:span text:style-name="T19">usted </text:span>obtiene todo esto por muy poco <text:span text:style-name="T19">costo</text:span>.<text:line-break/><text:line-break/><text:line-break/><text:span text:style-name="T39">Hay tres tipos de sistemas controladores de versiones:<text:line-break/><text:line-break/>Los </text:span><text:span text:style-name="T10">Sistemas Locales para el Control de Versiones</text:span><text:span text:style-name="T39"> (</text:span><text:span text:style-name="T41">Local Version Control Systems</text:span><text:span text:style-name="T39">, LVCS) los cuales mantienen el historial de cambios realizados a los archivos bajo su dirección, pero no llevan registro de que cambios fueron realizados por cada autor.<text:line-break/><text:line-break/>Los </text:span><text:span text:style-name="T10">Sistemas Centralizados para el Control de Versiones</text:span><text:span text:style-name="T39"> (</text:span><text:span text:style-name="T41">Centralized Version Control Systems</text:span><text:span text:style-name="T39">, CVCS) los que permiten, al igual que los LVCS, llevar un historial de los cambios realizados a cada archivo bajo su dominio pero, además, permiten que varios usuario realicen los cambios, lo que facilita que los usuarios trabajen de manera colaborativa en las modificaciones a cada archivo. Estos sistemas llevan todo el historial de cambios en un único servidor al cual los clientes pueden acceder. La ventaja de este tipo de servidores es que permite tener un control de grado fino sobre quien puede hacer que, y es más fácil administrar un CVCS que tratar con varios LVCS o bases de datos locales en cada cliente.</text:span></text:p>
      <text:p text:style-name="P22"/>
      <text:p text:style-name="P24"><text:span text:style-name="T39">La desventaja principal de los CVCS es que si el servidor deja de funcionar por un tiempo, durante ese lapso </text:span>nadie podrá colaborar ni guardar cambios <text:span text:style-name="T43">a los archivos bajo la regulación de él (del CVCS)</text:span>. <text:span text:style-name="T44">La situación se agrava si los archivos en el servidor se pierden, en cuyo caso absolutamente todo se pierde (la historia completa del proyecto exceptuando las copias de las instantáneas individuales que las personas tengan es sus máquinas locales). </text:span>Los sistemas <text:span text:style-name="T39">VCS</text:span> locales sufren el mismo problema: siempre que tenga el historial completo del proyecto en un solo lugar, corre el riesgo de perderlo todo.</text:p>
      <text:p text:style-name="P23"/>
      <text:p text:style-name="P21"><text:span text:style-name="T42">Los </text:span><text:span text:style-name="T11">Sistemas Distribuidos para el Control de Versiones</text:span><text:span text:style-name="T42"> (DVCS, </text:span><text:span text:style-name="T5">Distributed Version Control Systems</text:span><text:span text:style-name="T42">) mantienen una copia de todo el repositorio en cada cliente (incluyendo la historia completa). Por lo tanto, si algún servidor muere y estos sistemas colaboran a través de ese servidor, el repositorios de cualquiera de los clientes puede copiarse en el servidor para restaurarlo. Cada clon es realmente una copia de seguridad completa de todos los datos.</text:span></text:p>
      <text:p text:style-name="P29"/>
      <text:p text:style-name="P30">GitHub</text:p>
      <text:p text:style-name="P28"><text:span text:style-name="T47">Según el artículo sobre GitHub en WikiPedia (</text:span><text:span text:style-name="T24">GitHub, </text:span><text:span text:style-name="T28">9 de septiembre de 2020</text:span><text:span text:style-name="T29">)</text:span><text:span text:style-name="T47">:</text:span></text:p>
      <text:p text:style-name="P25"><text:span text:style-name="T49">G</text:span>itHub, Inc. es una corporación multinacional estadounidense que ofrece alojamiento para el desarrollo de software y el control de versiones mediante Git. Ofrece el control distribuido de <text:soft-page-break/>versiones y la funcionalidad de gestión de código fuente (SCM) de Git, además de sus propias características. Proporciona control de acceso y varias funciones de colaboración, como seguimiento de errores, solicitudes de funciones, gestión de tareas y wikis para cada proyecto. Con sede en California, ha sido una subsidiaria de Microsoft desde 2018.</text:p>
      <text:h text:style-name="P33" text:outline-level="1">Referencias</text:h>
      <text:p text:style-name="P15"/>
      <text:p text:style-name="P19">Chacon, Scott <text:span text:style-name="T32">y </text:span>Straub, Ben <text:span text:style-name="T30">(sin fecha). </text:span><text:span text:style-name="T4">1.1 Getting Started - About Version Control</text:span>. Git-Scm.Com. <text:span text:style-name="T31">Recuperado desde </text:span>https://git-scm.com/book/en/v2/Getting-Started-About-Version-Control</text:p>
      <text:p text:style-name="P20"/>
      <text:p text:style-name="P32">GitHub. (<text:span text:style-name="T46">9 de septiembre de 2020</text:span>). In <text:span text:style-name="Emphasis">Wikipedia</text:span>. <text:span text:style-name="T45">Recuperado el 10 de septiembre de 2020 desde https://en.wikipedia.org/w/index.php?title=GitHub&amp;oldid=9775242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0T16:19:19.955901262</dc:date>
    <dc:creator>Oscar Darío Botero Vargas</dc:creator>
    <meta:editing-duration>P3DT13H3M27S</meta:editing-duration>
    <meta:editing-cycles>1776</meta:editing-cycles>
    <meta:generator>LibreOffice/6.0.7.3$Linux_X86_64 LibreOffice_project/00m0$Build-3</meta:generator>
    <meta:document-statistic meta:table-count="0" meta:image-count="0" meta:object-count="0" meta:page-count="4" meta:paragraph-count="24" meta:word-count="639" meta:character-count="4130" meta:non-whitespace-character-count="3511"/>
  </office:meta>
</office:document-meta>
</file>